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63000002A88C1160B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16.166cm" svg:height="17.992cm" draw:z-index="0"><draw:image xlink:href="Pictures/1000000000000263000002A88C1160B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S</meta:editing-duration>
    <meta:editing-cycles>4</meta:editing-cycles>
    <meta:generator>OpenOffice/4.1.5$Win32 OpenOffice.org_project/415m1$Build-9789</meta:generator>
    <dc:date>2022-10-15T12:34:26.88</dc:date>
    <meta:document-statistic meta:table-count="0" meta:image-count="1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